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0740" officeooo:paragraph-rsid="000407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t do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4T07:14:22.367548519</meta:creation-date>
    <dc:date>2023-10-24T07:14:53.272713194</dc:date>
    <meta:editing-duration>PT31S</meta:editing-duration>
    <meta:editing-cycles>1</meta:editing-cycles>
    <meta:document-statistic meta:table-count="0" meta:image-count="0" meta:object-count="0" meta:page-count="1" meta:paragraph-count="1" meta:word-count="2" meta:character-count="7" meta:non-whitespace-character-count="6"/>
    <meta:generator>LibreOffice/7.5.6.2$Linux_AARCH64 LibreOffice_project/50$Build-2</meta:generator>
  </office:meta>
</office:document-meta>
</file>